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table:style-name="Default"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table:style-name="Default"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table:style-name="Default"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table:style-name="Default"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table:style-name="Default"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table:style-name="Default"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table:style-name="Default"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table:style-name="Default"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table:style-name="Default"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table:style-name="Default"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table:style-name="Default"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table:style-name="Default"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16" calcext:value-type="date">
            <text:p>2019-0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ebugging. At least got the USB permissions working. CRC failures for mode and pigs</text:p>
          </table:table-cell>
        </table:table-row>
        <table:table-row table:style-name="ro1">
          <table:table-cell office:value-type="date" office:date-value="2019-03-21" calcext:value-type="date">
            <text:p>2019-03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 0.5, Flask 0.5</text:p>
          </table:table-cell>
        </table:table-row>
        <table:table-row table:style-name="ro1">
          <table:table-cell office:value-type="date" office:date-value="2019-03-28" calcext:value-type="date">
            <text:p>2019-03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office:value-type="date" office:date-value="2019-03-31" calcext:value-type="date">
            <text:p>2019-03-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e.js installation and fault find</text:p>
          </table:table-cell>
        </table:table-row>
        <table:table-row table:style-name="ro1">
          <table:table-cell office:value-type="date" office:date-value="2019-04-02" calcext:value-type="date">
            <text:p>2019-04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m, Node and Vue installation</text:p>
          </table:table-cell>
        </table:table-row>
        <table:table-row table:style-name="ro1">
          <table:table-cell office:value-type="date" office:date-value="2019-04-03" calcext:value-type="date">
            <text:p>2019-04-0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04-09" calcext:value-type="date">
            <text:p>2019-04-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12-04" calcext:value-type="date">
            <text:p>2019-12-0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ostgres, Django, Remote.it</text:p>
          </table:table-cell>
        </table:table-row>
        <table:table-row table:style-name="ro1">
          <table:table-cell office:value-type="date" office:date-value="2019-12-05" calcext:value-type="date">
            <text:p>2019-12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ango DB config</text:p>
          </table:table-cell>
        </table:table-row>
        <table:table-row table:style-name="ro1">
          <table:table-cell office:value-type="date" office:date-value="2019-12-07" calcext:value-type="date">
            <text:p>2019-12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 upgrade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4 installation</text:p>
          </table:table-cell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Linux</text:p>
          </table:table-cell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Pi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Python VM: </text:span>Django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Grafana and InfluxDB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Redis and Celery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ogging, reboot of grafana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stallation on Pi4: project, Django, Influx, Grafana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llation on Pi4: Celery, Redis, all running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te.it, nginx and gunicorn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script as a service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ashboards, alerts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o restart, CRC error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ture data at The Block, re-format USB driver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3.7 install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ginx through Virtualbox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via nginx and upstream, adding error request to script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back to grid, fixed daily kWh graph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vert to a class, try to fix task scheduler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ZeroMQ instead of celery for comm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dated control page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ontrol and home page, start with static imag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00/00/00</text:date>, <text:time style:data-style-name="N2" text:time-value="21:55:28.190926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20-06-29T21:56:08.535733113</dc:date>
    <meta:editing-duration>PT1H7M24S</meta:editing-duration>
    <meta:editing-cycles>54</meta:editing-cycles>
    <meta:generator>LibreOffice/6.0.7.3$Linux_X86_64 LibreOffice_project/00m0$Build-3</meta:generator>
    <meta:document-statistic meta:table-count="1" meta:cell-count="171" meta:object-count="0"/>
  </office:meta>
</office:document-meta>
</file>